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6.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6.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OOTyW_en-US-2.0.2.oxt&#13;&#13;20.12.2019 17:55:55&#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OOTyW_en-US-A-2.0.2.oxt&#13;&#13;20.12.2019 17:56:0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TyW_en-US-L-2.0.2.oxt&#13;&#13;20.12.2019 17:56:0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OOTyW_en-U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086305691998174066"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8624684712295604" text:style-name="L2">
        <text:list-item>
          <text:p text:style-name="P48">Version 2.1.2 :</text:p>
        </text:list-item>
      </text:list>
      <text:list xml:id="list2107959953909331030" text:style-name="L3">
        <text:list-item>
          <text:list>
            <text:list-item>
              <text:p text:style-name="P49">Localized help : resolved non-functional hyperlink due to API incompatibility introduced by Apache OpenOffice 4.1 (and LibreOffice 4.0).</text:p>
            </text:list-item>
          </text:list>
        </text:list-item>
      </text:list>
      <text:list xml:id="list37784270" text:continue-list="list38624684712295604" text:style-name="L2">
        <text:list-item>
          <text:p text:style-name="P48">Version 2.1.1 :</text:p>
        </text:list-item>
      </text:list>
      <text:list xml:id="list4158261956767209280"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7765358" text:continue-list="list37784270" text:style-name="L2">
        <text:list-item>
          <text:p text:style-name="P48">Version 2.1.0 :</text:p>
        </text:list-item>
      </text:list>
      <text:list xml:id="list6195802649852730751"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7781180" text:continue-list="list37765358" text:style-name="L2">
        <text:list-item>
          <text:p text:style-name="P48">Version 2.0.0 :</text:p>
        </text:list-item>
      </text:list>
      <text:list xml:id="list7938942956925658033"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7784508" text:continue-list="list37781180" text:style-name="L2">
        <text:list-item>
          <text:p text:style-name="P48">Version 1.5.3 :</text:p>
        </text:list-item>
      </text:list>
      <text:list xml:id="list2611928408940807503"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17776297797953987"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TyW_en-U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7435978964704033741"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6059231186693334898"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730134944840293320"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8666160281634644743"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105123068193369608"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590141141591444907"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131666963353181386"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231914051432129035"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066246513661964885" text:style-name="L17">
        <text:list-item>
          <text:p text:style-name="P63">Arg1 : <text:span text:style-name="InstructionMacro">String</text:span> : mandatory, type of control used for the button</text:p>
        </text:list-item>
      </text:list>
      <text:list xml:id="list1217720292093930778"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272848876796275308"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9200473047297349337"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413270055709235966"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889999142361559769"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74181492296556492"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027588144567731667"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492756568073827713"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772236406547464408"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866395496323858778"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940641841896347853"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6943705764334207281"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1525293997312805941"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06233343475395850"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6525833507478217995"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635118180661755330"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988776871085382260"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TyW_en-U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language pack (en-US)</text:p>
      <text:p text:style-name="tooltipLang"><text:bookmark-start text:name="__RefHeading__44467_325084090"/>Tooltip de<text:bookmark-end text:name="__RefHeading__44467_325084090"/></text:p>
      <text:p text:style-name="descrText">OOTyW Sprachpaket (en-US)</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OOTyW language pack with graphical user interface (en-US).</text:p>
      <text:p text:style-name="descrText">Requires the OOTyW extension.</text:p>
      <text:p text:style-name="descrText"><text:soft-page-break/>Smart quotes, typographical apostrophes, ellipses and so on.</text:p>
      <text:p text:style-name="descrLang"><text:bookmark-start text:name="__RefHeading__78156_325084090"/>Description de<text:bookmark-end text:name="__RefHeading__78156_325084090"/></text:p>
      <text:p text:style-name="descrText">OOTyW Sprachpaket mit grafischer Benutzerschnittstelle (en-US) .</text:p>
      <text:p text:style-name="descrText">Benötigt die OOTyW-Extension.</text:p>
      <text:p text:style-name="descrText">Typographische Anführungszeichen, Apostrophe, Ellipsen und so weiter.</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3786804288959749038"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18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18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307831936467237290"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73582224582047622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39519059799118250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775611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0908457268755896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6547023598875367205"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28493058656395569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28</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29</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29</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30</dc:date>
     <text:p>internal</text:p>
     <text:p>Page2</text:p>
     <text:p/>
    </office:annotation>Paragraph styles</text:p>
      <text:p text:style-name="P28"><office:annotation>
     <dc:creator>BM</dc:creator>
     <dc:date>2008-03-13T00:00:00.30</dc:date>
     <text:p>internal</text:p>
     <text:p>Page7</text:p>
     <text:p/>
    </office:annotation>Hyperlinks</text:p>
      <text:p text:style-name="hlp_5f_paragraph"><text:span text:style-name="T14"><office:annotation>
      <dc:creator>BM</dc:creator>
      <dc:date>2008-03-13T00:00:00.30</dc:date>
      <text:p>internal</text:p>
      <text:p>Page3</text:p>
      <text:p/>
     </office:annotation></text:span><text:span text:style-name="T14">Text formatting</text:span></text:p>
      <text:p text:style-name="P28"><office:annotation>
     <dc:creator>BM</dc:creator>
     <dc:date>2008-03-26T00:00:00.3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3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30</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31</dc:date>
     <text:p>external</text:p>
     <text:p>text/swriter/main0210.xhp</text:p>
     <text:p/>
    </office:annotation><text:span text:style-name="T14">Preview topic</text:span> </text:p>
      <text:p text:style-name="hlp_5f_paragraph">This hyperlink displays <text:s/><office:annotation>
     <dc:creator>BM</dc:creator>
     <dc:date>2008-03-15T00:00:00.3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7773456" text:continue-list="list1307831936467237290"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7754474" text:continue-list="list3775611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31</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32</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32</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7782492" text:continue-list="list3777345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TyW_en-U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OOTyW_en-U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31" meta:word-count="13237" meta:character-count="82043"/>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OOTyW_en-US", "2.0.2") ' fill with your values
  setExtensionDescription("en")
  setDisplayName("en", "OOTyW language pack (en-US)")
  setTooltip("en", "en") ' deprecated ! starting from 3.1,use instead setExtensionDescription
endDescription  


beginAnnexes 
  useLibrary("Basic", "OOTyW_en-US/")
endAnnexes


beginAddonUI


  beginOfficeToolbar

    beginTbTitles("Writer")
      setTitle("OOTyW en-US")
    endTbTitles
    
    	beginButton()
            beginTitles("Writer")
              setTitle("Convert ellipses and apostrophes", "en")
            endTitles
            setURL("Basic", "OOTyW", "Common", "Main")
			setImage("icons/Work")
		endButton

		beginButton()
            beginTitles("Writer")
              setTitle("em-dash to two hyphens (— → --)", "en")
            endTitles
            setURL("Basic", "OOTyW", "Revert", "Dash")
			setImage("icons/DoubleHyphen")
		endButton    

		beginButton()
            beginTitles("Writer")
              setTitle("two hyphens to em-dash (-- → —)", "en")
            endTitles
            setURL("Basic", "OOTyW", "Common", "Em_dash")
			setImage("icons/EmDash")
		endButton    

        addSeparator

		beginButton()
            beginTitles("Writer")
              setTitle("Format for yWriter proof reading", "en")
            endTitles
            setURL("Basic", "OOTyW", "RTFedit", "Format")
			setImage("icons/Template")
		endButton

        addSeparator

		beginButton()
            beginTitles("Writer")
              setTitle("Show direct speech (works with AE style quotation marks)", "en")
            endTitles
            setURL("Basic", "OOTyW_en-US", "QM_en_US", "ShowDirectSpeech")
			setImage("icons/DirectSpeech")
		endButton

		beginButton()
            beginTitles("Writer")
              setTitle("Back to standard view", "en")
            endTitles
            setURL("Basic", "OOTyW_en-US", "QM_en_US", "StandardView")
			setImage("icons/StandardView")
		endButton    

  endOfficeToolbar


  beginAddonMenu

    beginMenu
    
      beginTitles
	    setTitle("OOTyW en-US")
      endTitles

      beginMenuItems
		
		beginCommand
            beginTitles("Writer")
              setTitle("Format all to AE style", "en")
            endTitles
            setURL("Basic", "OOTyW_en-US", "QM_en_US", "Main")
		endCommand
		
		beginCommand
            beginTitles("Writer")
              setTitle("Back to typewriter style", "en")
            endTitles
            setURL("Basic", "OOTyW_en-US", "QM_en_US", "TypewriterView")
		endCommand

        addSeparator

		beginCommand
            beginTitles("Writer")
              setTitle("Convert quotes into exchange format", "en")
            endTitles
            setURL("Basic", "OOTyW_en-US", "QM_en_US", "SubstituteQuotes")
		endCommand

        addSeparator
		
		beginCommand
		    beginTitles("Writer")
              setTitle("Number sign to apostrophe (# → ’)", "en")
            endTitles
            setURL("Basic", "OOTyW", "Common", "Apostrophe")
			setImage("icons/Apostrophe")
		endCommand

		beginCommand
            beginTitles("Writer")
              setTitle("Three periods to ellipsis (... → …)", "en")
             endTitles
            setURL("Basic", "OOTyW", "Common", "Ellipsis")
			setImage("icons/Ellipsis")
		endCommand
		
		beginCommand
            beginTitles("Writer")
              setTitle("Two hyphens to em-dash (-- → —)", "en")
            endTitles
            setURL("Basic", "OOTyW", "Common", "Em_dash")
		endCommand
		
		beginCommand
            beginTitles("Writer")
              setTitle("Em-dash to two hyphens (— → --)", "en")
            endTitles
            setURL("Basic", "OOTyW", "Revert", "Dash")
		endCommand
		
        addSeparator

		beginCommand
            beginTitles("Writer")
              setTitle("Show direct speech (works with AE style quotation marks)", "en")
            endTitles
            setURL("Basic", "OOTyW_en-US", "QM_en_US", "ShowDirectSpeech")
		endCommand

		beginCommand
            beginTitles("Writer")
              setTitle("Back to standard view", "en")
            endTitles
            setURL("Basic", "OOTyW_en-US", "QM_en_US", "StandardView")
		endCommand    

        addSeparator

		beginCommand
            beginTitles("Writer")
              setTitle("Format for yWriter proof reading", "en")
            endTitles
            setURL("Basic", "OOTyW", "RTFedit", "Format")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